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style:font-name="Courier New" fo:font-weight="bold" style:font-weight-asian="bold" style:font-weight-complex="bold"/>
    </style:style>
    <style:style style:name="P14" style:family="paragraph" style:parent-style-name="Table_20_Contents">
      <style:paragraph-properties fo:text-align="justify" style:justify-single-word="false"/>
      <style:text-properties style:font-name="Courier New" fo:font-weight="bold" style:font-weight-asian="bold" style:font-weight-complex="bold"/>
    </style:style>
    <style:style style:name="P15" style:family="paragraph" style:parent-style-name="Table_20_Contents">
      <style:paragraph-properties fo:text-align="center" style:justify-single-word="false"/>
      <style:text-properties style:font-name="Courier New"/>
    </style:style>
    <style:style style:name="P16" style:family="paragraph" style:parent-style-name="Table_20_Contents">
      <style:paragraph-properties fo:text-align="center" style:justify-single-word="false"/>
      <style:text-properties style:font-name="Courier New" fo:font-size="12pt" style:font-size-asian="12pt" style:font-size-complex="12pt"/>
    </style:style>
    <style:style style:name="P17" style:family="paragraph" style:parent-style-name="Table_20_Contents">
      <style:text-properties style:font-name="Courier New" fo:font-size="10pt" style:font-size-asian="10pt" style:font-size-complex="10pt"/>
    </style:style>
    <style:style style:name="P18" style:family="paragraph" style:parent-style-name="Table_20_Contents">
      <style:paragraph-properties fo:text-align="justify" style:justify-single-word="false"/>
      <style:text-properties style:font-name="Courier New" fo:font-size="10pt" style:font-size-asian="10pt" style:font-size-complex="10pt"/>
    </style:style>
    <style:style style:name="P19" style:family="paragraph" style:parent-style-name="Table_20_Contents">
      <style:paragraph-properties fo:text-align="start" style:justify-single-word="false"/>
    </style:style>
    <style:style style:name="P20" style:family="paragraph" style:parent-style-name="Code">
      <style:text-properties fo:font-size="12pt" fo:font-weight="bold" style:font-size-asian="12pt" style:font-weight-asian="bold" style:font-size-complex="12pt" style:font-weight-complex="bold"/>
    </style:style>
    <style:style style:name="P21" style:family="paragraph" style:parent-style-name="Code">
      <style:paragraph-properties fo:text-align="justify" style:justify-single-word="false"/>
    </style:style>
    <style:style style:name="P22" style:family="paragraph" style:parent-style-name="Code">
      <style:text-properties style:font-name="Times New Roman" fo:font-size="14pt" style:font-name-asian="SimSun" style:font-size-asian="14pt" style:font-name-complex="Mangal" style:font-size-complex="14pt"/>
    </style:style>
    <style:style style:name="P23" style:family="paragraph" style:parent-style-name="Text_20_body">
      <style:paragraph-properties fo:break-before="page"/>
    </style:style>
    <style:style style:name="P24" style:family="paragraph" style:parent-style-name="Heading_20_1">
      <style:paragraph-properties fo:text-align="justify" style:justify-single-word="false"/>
    </style:style>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7.0602in" style:type="right" style:leader-style="dotted" style:leader-text="."/>
        </style:tab-stops>
      </style:paragraph-properties>
    </style:style>
    <style:style style:name="P28" style:family="paragraph" style:parent-style-name="Contents_20_2">
      <style:paragraph-properties>
        <style:tab-stops>
          <style:tab-stop style:position="6.8839in" style:type="right" style:leader-style="dotted" style:leader-text="."/>
        </style:tab-stops>
      </style:paragraph-properties>
    </style:style>
    <style:style style:name="P29" style:family="paragraph" style:parent-style-name="Index_20_1">
      <style:paragraph-properties>
        <style:tab-stops>
          <style:tab-stop style:position="7.0807in" style:type="right"/>
        </style:tab-stops>
      </style:paragraph-properties>
    </style:style>
    <style:style style:name="P30" style:family="paragraph" style:parent-style-name="Index_20_Separator">
      <style:paragraph-properties>
        <style:tab-stops/>
      </style:paragraph-properties>
    </style:style>
    <style:style style:name="P31" style:family="paragraph" style:parent-style-name="Text_20_body" style:master-page-name="Standard">
      <style:paragraph-properties style:page-number="auto"/>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paragraph-properties fo:text-align="justify" style:justify-single-word="false"/>
    </style:style>
    <style:style style:name="P35" style:family="paragraph" style:parent-style-name="Text_20_body" style:list-style-name="L5">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8">
      <style:paragraph-properties fo:text-align="justify" style:justify-single-word="false"/>
    </style:style>
    <style:style style:name="P38" style:family="paragraph" style:parent-style-name="Text_20_body" style:list-style-name="L10">
      <style:paragraph-properties fo:text-align="justify" style:justify-single-word="false"/>
    </style:style>
    <style:style style:name="P39" style:family="paragraph" style:parent-style-name="Text_20_body" style:list-style-name="L11">
      <style:paragraph-properties fo:text-align="justify" style:justify-single-word="false"/>
    </style:style>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9"/>
    <style:style style:name="P45" style:family="paragraph" style:parent-style-name="Text_20_body">
      <style:text-properties fo:color="#e6e6e6"/>
    </style:style>
    <style:style style:name="P46" style:family="paragraph" style:parent-style-name="Text_20_body">
      <style:paragraph-properties fo:text-align="center" style:justify-single-word="false"/>
      <style:text-properties fo:color="#e6e6e6" fo:font-size="8pt" fo:font-style="italic" style:font-size-asian="8pt" style:font-style-asian="italic" style:font-size-complex="8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T9"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Text_20_body"/>
      <text:p text:style-name="Text_20_body"/>
      <text:p text:style-name="Text_20_body"/>
      <text:p text:style-name="P4">The fOOrth User's Guide</text:p>
      <text:p text:style-name="Subtitle">An RPN, object oriented language that is not FORTH.</text:p>
      <text:p text:style-name="Subtitle">by Peter Camilleri </text:p>
      <text:p text:style-name="Text_20_body"/>
      <text:p text:style-name="P2">Last Update: January 20, 2015</text:p>
      <text:p text:style-name="P2">Covering fOOrth version 0.0.3</text:p>
      <text:p text:style-name="P2">Status: Unpublished.</text:p>
      <text:p text:style-name="Text_20_body"/>
      <text:p text:style-name="Text_20_body"/>
      <text:p text:style-name="Text_20_body"/>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5"/>
      <text:p text:style-name="P45"/>
      <text:p text:style-name="P45"/>
      <text:p text:style-name="P46">This page is left blank.</text:p>
      <text:p text:style-name="P46">For the sake of harmony.</text:p>
      <text:p text:style-name="P46">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6">Table of Contents</text:p>
          </text:index-title>
          <text:p text:style-name="P27">The MIT License (MIT).<text:tab/>5</text:p>
          <text:p text:style-name="P27">Introduction<text:tab/>6</text:p>
          <text:p text:style-name="P28">About the name fOOrth<text:tab/>6</text:p>
          <text:p text:style-name="P28">How fOOrth came to be<text:tab/>6</text:p>
          <text:p text:style-name="P28">Goals and Principles<text:tab/>7</text:p>
          <text:p text:style-name="P28">Report Card<text:tab/>8</text:p>
          <text:p text:style-name="P28">Special Note<text:tab/>8</text:p>
          <text:p text:style-name="P27">Installation<text:tab/>9</text:p>
          <text:p text:style-name="P28">Ruby<text:tab/>9</text:p>
          <text:p text:style-name="P28">fOOrth<text:tab/>9</text:p>
          <text:p text:style-name="P28">Running fOOrth<text:tab/>10</text:p>
          <text:p text:style-name="P28">Source Archive<text:tab/>10</text:p>
          <text:p text:style-name="P27">First Steps<text:tab/>11</text:p>
          <text:p text:style-name="P27">The Syntax and Style of fOOrth<text:tab/>13</text:p>
          <text:p text:style-name="P28">Syntax<text:tab/>13</text:p>
          <text:p text:style-name="P28">Spaces<text:tab/>13</text:p>
          <text:p text:style-name="P28">Comments<text:tab/>13</text:p>
          <text:p text:style-name="P28">String Literals<text:tab/>13</text:p>
          <text:p text:style-name="P28">Numeric Literals<text:tab/>14</text:p>
          <text:p text:style-name="P27">The Class Tree<text:tab/>15</text:p>
          <text:p text:style-name="P28">A Brief Overview<text:tab/>15</text:p>
          <text:p text:style-name="P27">Routing<text:tab/>17</text:p>
          <text:p text:style-name="P27">VirtualMachine<text:tab/>18</text:p>
          <text:p text:style-name="P27">Object<text:tab/>19</text:p>
          <text:p text:style-name="P28">Instance Methods<text:tab/>19</text:p>
          <text:p text:style-name="P28">See Also<text:tab/>28</text:p>
          <text:p text:style-name="P27">Array<text:tab/>29</text:p>
          <text:p text:style-name="P28">Array Literals<text:tab/>29</text:p>
          <text:p text:style-name="P28">See Also<text:tab/>29</text:p>
          <text:p text:style-name="P27">Class<text:tab/>30</text:p>
          <text:p text:style-name="P28">See Also<text:tab/>30</text:p>
          <text:p text:style-name="P27">FalseClass<text:tab/>31</text:p>
          <text:p text:style-name="P28">Instance Methods<text:tab/>31</text:p>
          <text:p text:style-name="P28">See Also<text:tab/>31</text:p>
          <text:p text:style-name="P27">Hash<text:tab/>32</text:p>
          <text:p text:style-name="P28">Hash Literals<text:tab/>32</text:p>
          <text:p text:style-name="P28">See Also<text:tab/>32</text:p>
          <text:p text:style-name="P27">MaxNumeric<text:tab/>33</text:p>
          <text:p text:style-name="P27"><text:soft-page-break/>MinNumeric<text:tab/>34</text:p>
          <text:p text:style-name="P27">NilClass<text:tab/>35</text:p>
          <text:p text:style-name="P28">Instance Methods<text:tab/>35</text:p>
          <text:p text:style-name="P28">See Also<text:tab/>35</text:p>
          <text:p text:style-name="P27">Numeric<text:tab/>36</text:p>
          <text:p text:style-name="P27">Complex<text:tab/>37</text:p>
          <text:p text:style-name="P28">Complex Literals<text:tab/>37</text:p>
          <text:p text:style-name="P28">Instance Methods<text:tab/>38</text:p>
          <text:p text:style-name="P28">See Also<text:tab/>38</text:p>
          <text:p text:style-name="P27">Float<text:tab/>39</text:p>
          <text:p text:style-name="P28">Float Literals<text:tab/>39</text:p>
          <text:p text:style-name="P28">See Also<text:tab/>39</text:p>
          <text:p text:style-name="P27">Integer<text:tab/>40</text:p>
          <text:p text:style-name="P28">Integer Literals<text:tab/>40</text:p>
          <text:p text:style-name="P28">See Also<text:tab/>40</text:p>
          <text:p text:style-name="P27">Rational<text:tab/>41</text:p>
          <text:p text:style-name="P28">Rational Literals<text:tab/>41</text:p>
          <text:p text:style-name="P28">Instance Methods<text:tab/>41</text:p>
          <text:p text:style-name="P28">See Also<text:tab/>42</text:p>
          <text:p text:style-name="P27">Procedure<text:tab/>43</text:p>
          <text:p text:style-name="P28">Procedure Literals<text:tab/>43</text:p>
          <text:p text:style-name="P28">See Also<text:tab/>43</text:p>
          <text:p text:style-name="P27">String<text:tab/>44</text:p>
          <text:p text:style-name="P28">String Literals<text:tab/>44</text:p>
          <text:p text:style-name="P28">See Also<text:tab/>44</text:p>
          <text:p text:style-name="P27">Thread<text:tab/>45</text:p>
          <text:p text:style-name="P28">See Also<text:tab/>45</text:p>
          <text:p text:style-name="P27">TrueClass<text:tab/>46</text:p>
          <text:p text:style-name="P28">See Also<text:tab/>46</text:p>
          <text:p text:style-name="P27">Symbol Glossary<text:tab/>47</text:p>
          <text:p text:style-name="P27">Appendix A – Regular Expressions<text:tab/>48</text:p>
          <text:p text:style-name="P27">Edit History:<text:tab/>50</text:p>
        </text:index-body>
      </text:table-of-content>
      <text:p text:style-name="Text_20_body"/>
      <text:h text:style-name="P25"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4" text:outline-level="1">Introduction</text:h>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text:soft-page-break/>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085664967441896437" text:style-name="L1">
        <text:list-item>
          <text:p text:style-name="P32">A Simple, Easy-to-Understand syntax that is none the less, Expressive and Compact:</text:p>
        </text:list-item>
      </text:list>
      <text:list xml:id="list8221589700361642899" text:style-name="L2">
        <text:list-item>
          <text:list>
            <text:list-item>
              <text:p text:style-name="P33">Source code in fOOrth is free-form with no line oriented limitations or rules.</text:p>
            </text:list-item>
            <text:list-item>
              <text:p text:style-name="P33">Support is given to the easy representation of common literal data such as strings, integers, floating point numbers, rational numbers, and complex numbers.</text:p>
            </text:list-item>
          </text:list>
        </text:list-item>
      </text:list>
      <text:list xml:id="list35398096" text:continue-list="list1085664967441896437" text:style-name="L1">
        <text:list-item>
          <text:p text:style-name="P32">Safe Data and Data Structures:</text:p>
        </text:list-item>
      </text:list>
      <text:list xml:id="list7295008991083928406" text:style-name="L3">
        <text:list-item>
          <text:list>
            <text:list-item>
              <text:p text:style-name="P34">Simple, reliable arithmetic. In fOOrth, integer operations never overflow. Rational values can be represented exactly, complex numbers are supported, and conversions between numeric types are simple.</text:p>
            </text:list-item>
            <text:list-item>
              <text:p text:style-name="P34">Strings grow as needed without the need to allocate space or worry about overflow.</text:p>
            </text:list-item>
            <text:list-item>
              <text:p text:style-name="P34">Data containers such as arrays and hashes grow as needed. Out of range subscripts cannot access undefined memory regions. </text:p>
            </text:list-item>
          </text:list>
        </text:list-item>
      </text:list>
      <text:list xml:id="list35377599" text:continue-list="list35398096" text:style-name="L1">
        <text:list-item>
          <text:p text:style-name="P32"><text:soft-page-break/>Message Passing:</text:p>
        </text:list-item>
      </text:list>
      <text:list xml:id="list4292422910347466453" text:style-name="L4">
        <text:list-item>
          <text:list>
            <text:list-item>
              <text:p text:style-name="P40">In fOOrth all actions take the form of messages sent to a receiver.</text:p>
            </text:list-item>
            <text:list-item>
              <text:p text:style-name="P40">The routing of messages is specified by the exact type of the message.</text:p>
            </text:list-item>
            <text:list-item>
              <text:p text:style-name="P40">Message receivers include data items on the stack as well as the virtual machine object associated with the current thread of execution.</text:p>
            </text:list-item>
            <text:list-item>
              <text:p text:style-name="P40">Messages for which no routing specification can be found, generate an error at compile time.</text:p>
            </text:list-item>
          </text:list>
        </text:list-item>
      </text:list>
      <text:list xml:id="list35382318" text:continue-list="list35377599" text:style-name="L1">
        <text:list-item>
          <text:p text:style-name="P32">Object Oriented Design:</text:p>
        </text:list-item>
      </text:list>
      <text:list xml:id="list5561304594927493342" text:style-name="L5">
        <text:list-item>
          <text:list>
            <text:list-item>
              <text:p text:style-name="P35">Support class based inheritance, with a non-cyclic (single inheritance) tree derived from a common base Object class.</text:p>
            </text:list-item>
            <text:list-item>
              <text:p text:style-name="P41">Support late binding and polymorphism through message interface compatibility or “duck” typing.</text:p>
            </text:list-item>
          </text:list>
        </text:list-item>
      </text:list>
      <text:list xml:id="list35392605" text:continue-list="list35382318" text:style-name="L1">
        <text:list-item>
          <text:p text:style-name="P32">Meta programming: </text:p>
        </text:list-item>
      </text:list>
      <text:list xml:id="list1754496098836624216" text:style-name="L6">
        <text:list-item>
          <text:list>
            <text:list-item>
              <text:p text:style-name="P42">Support extensible language constructs by making the compiler an accessible part of the system.</text:p>
            </text:list-item>
          </text:list>
        </text:list-item>
      </text:list>
      <text:list xml:id="list35381962" text:continue-list="list35392605" text:style-name="L1">
        <text:list-item>
          <text:p text:style-name="P32">Reliability:</text:p>
        </text:list-item>
      </text:list>
      <text:list xml:id="list9073421771362085380" text:style-name="L7">
        <text:list-item>
          <text:list>
            <text:list-item>
              <text:p text:style-name="P43">Errors should be detected as soon as possible. </text:p>
            </text:list-item>
            <text:list-item>
              <text:p text:style-name="P43">Language constructs should not be designed in a way that causes simple coding errors to spin off into infinite loops. </text:p>
            </text:list-item>
          </text:list>
        </text:list-item>
      </text:list>
      <text:list xml:id="list35383878" text:continue-list="list35381962" text:style-name="L1">
        <text:list-item>
          <text:p text:style-name="P36">Building on the host language:</text:p>
        </text:list-item>
      </text:list>
      <text:list xml:id="list8464908816125314802" text:style-name="L8">
        <text:list-item>
          <text:list>
            <text:list-item>
              <text:p text:style-name="P3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4039171905381648911" text:style-name="L9">
        <text:list-item>
          <text:p text:style-name="P44">ruby 1.9.3p484 (2013-11-22) [i386-mingw32]</text:p>
        </text:list-item>
        <text:list-item>
          <text:p text:style-name="P44">ruby 2.1.5p273 (2014-11-13 revision 48405) [i386-mingw32]</text:p>
        </text:list-item>
        <text:list-item>
          <text:p text:style-name="P44">Rubinius – to be tested!</text:p>
        </text:list-item>
        <text:list-item>
          <text:p text:style-name="P44">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text:p>
      <text:p text:style-name="P6"/>
      <text:h text:style-name="Heading_20_3" text:outline-level="3">Rake:</text:h>
      <text:p text:style-name="P6">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Demo.rb:</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8">Tokens</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text:p>
          </table:table-cell>
          <table:table-cell table:style-name="Table1.E1" office:value-type="string">
            <text:p text:style-name="P9">.</text:p>
          </table:table-cell>
        </table:table-row>
        <table:table-row>
          <table:table-cell table:style-name="Table1.A2" office:value-type="string">
            <text:p text:style-name="P8">Output</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E2" office:value-type="string">
            <text:p text:style-name="P8">'9'</text:p>
          </table:table-cell>
        </table:table-row>
        <table:table-row>
          <table:table-cell table:style-name="Table1.A3" table:number-rows-spanned="2" office:value-type="string">
            <text:p text:style-name="P8">Data Stack</text:p>
          </table:table-cell>
          <table:table-cell table:style-name="Table1.A2" office:value-type="string">
            <text:p text:style-name="P8">4</text:p>
          </table:table-cell>
          <table:table-cell table:style-name="Table1.A2" office:value-type="string">
            <text:p text:style-name="P8">5</text:p>
          </table:table-cell>
          <table:table-cell table:style-name="Table1.A2" office:value-type="string">
            <text:p text:style-name="P8">9</text:p>
          </table:table-cell>
          <table:table-cell table:style-name="Table1.E2" office:value-type="string">
            <text:p text:style-name="P8"/>
          </table:table-cell>
        </table:table-row>
        <table:table-row>
          <table:covered-table-cell/>
          <table:table-cell table:style-name="Table1.A2" office:value-type="string">
            <text:p text:style-name="P8"/>
          </table:table-cell>
          <table:table-cell table:style-name="Table1.A2" office:value-type="string">
            <text:p text:style-name="P8">4</text:p>
          </table:table-cell>
          <table:table-cell table:style-name="Table1.A2" office:value-type="string">
            <text:p text:style-name="P8"/>
          </table:table-cell>
          <table:table-cell table:style-name="Table1.E2" office:value-type="string">
            <text:p text:style-name="P8"/>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8">Infix</text:p>
          </table:table-cell>
          <table:table-cell table:style-name="Table2.A1" office:value-type="string">
            <text:p text:style-name="P8">Postfix</text:p>
          </table:table-cell>
          <table:table-cell table:style-name="Table2.C1" office:value-type="string">
            <text:p text:style-name="P8">Result</text:p>
          </table:table-cell>
        </table:table-row>
        <table:table-row>
          <table:table-cell table:style-name="Table2.A2" office:value-type="string">
            <text:p text:style-name="P8">2+3*4</text:p>
          </table:table-cell>
          <table:table-cell table:style-name="Table2.A2" office:value-type="string">
            <text:p text:style-name="P8">2 3 4 * +</text:p>
          </table:table-cell>
          <table:table-cell table:style-name="Table2.C2" office:value-type="string">
            <text:p text:style-name="P8">14</text:p>
          </table:table-cell>
        </table:table-row>
        <table:table-row>
          <table:table-cell table:style-name="Table2.A2" office:value-type="string">
            <text:p text:style-name="P8">(2+3)*4</text:p>
          </table:table-cell>
          <table:table-cell table:style-name="Table2.A2" office:value-type="string">
            <text:p text:style-name="P8">2 3 + 4 *</text:p>
          </table:table-cell>
          <table:table-cell table:style-name="Table2.C2" office:value-type="string">
            <text:p text:style-name="P8">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8">Language</text:p>
            <text:p text:style-name="P8">Tokens</text:p>
          </table:table-cell>
          <table:table-cell table:style-name="Table3.B1" table:number-columns-spanned="2" office:value-type="string">
            <text:p text:style-name="P8">Abstract Pseudo-Code Generated</text:p>
          </table:table-cell>
          <table:covered-table-cell/>
        </table:table-row>
        <table:table-row>
          <table:covered-table-cell/>
          <table:table-cell table:style-name="Table3.B2" office:value-type="string">
            <text:p text:style-name="P8">FORTH</text:p>
          </table:table-cell>
          <table:table-cell table:style-name="Table3.C2" office:value-type="string">
            <text:p text:style-name="P8">fOOrth</text:p>
          </table:table-cell>
        </table:table-row>
        <table:table-row>
          <table:table-cell table:style-name="Table3.B2" office:value-type="string">
            <text:p text:style-name="P9">4</text:p>
          </table:table-cell>
          <table:table-cell table:style-name="Table3.B2" office:value-type="string">
            <text:p text:style-name="P8">Push_integer 4</text:p>
          </table:table-cell>
          <table:table-cell table:style-name="Table3.C2" office:value-type="string">
            <text:p text:style-name="P8">Push_integer 4</text:p>
          </table:table-cell>
        </table:table-row>
        <table:table-row>
          <table:table-cell table:style-name="Table3.B2" office:value-type="string">
            <text:p text:style-name="P9">5</text:p>
          </table:table-cell>
          <table:table-cell table:style-name="Table3.B2" office:value-type="string">
            <text:p text:style-name="P8">Push_integer 5</text:p>
          </table:table-cell>
          <table:table-cell table:style-name="Table3.C2" office:value-type="string">
            <text:p text:style-name="P8">Push_integer 5</text:p>
          </table:table-cell>
        </table:table-row>
        <table:table-row>
          <table:table-cell table:style-name="Table3.A5" office:value-type="string">
            <text:p text:style-name="P9">+</text:p>
          </table:table-cell>
          <table:table-cell table:style-name="Table3.B2" office:value-type="string">
            <text:p text:style-name="P8">T<text:span text:style-name="T6">1</text:span> = Pop_integer</text:p>
            <text:p text:style-name="P8">T<text:span text:style-name="T6">2</text:span> = Pop_integer</text:p>
            <text:p text:style-name="P8">T<text:span text:style-name="T6">3 </text:span>= Add_integers T<text:span text:style-name="T6">2 </text:span>,T<text:span text:style-name="T6">1</text:span></text:p>
            <text:p text:style-name="P8">Push_integer T<text:span text:style-name="T6">3</text:span></text:p>
          </table:table-cell>
          <table:table-cell table:style-name="Table3.C2" office:value-type="string">
            <text:p text:style-name="P8">T<text:span text:style-name="T6">1</text:span> = Pop_object</text:p>
            <text:p text:style-name="P8">T<text:span text:style-name="T6">2</text:span> = Pop_object</text:p>
            <text:p text:style-name="P8">T<text:span text:style-name="T6">3</text:span> = T<text:span text:style-name="T6">2</text:span>.Add(T<text:span text:style-name="T6">1</text:span>)</text:p>
            <text:p text:style-name="P8">Push_object T<text:span text:style-name="T6">3</text:span></text:p>
          </table:table-cell>
        </table:table-row>
        <table:table-row>
          <table:table-cell table:style-name="Table3.A5" office:value-type="string">
            <text:p text:style-name="P9">.</text:p>
          </table:table-cell>
          <table:table-cell table:style-name="Table3.B2" office:value-type="string">
            <text:p text:style-name="P8">T<text:span text:style-name="T6">1</text:span> = Pop_integer</text:p>
            <text:p text:style-name="P8">Print_integer T<text:span text:style-name="T6">1</text:span></text:p>
          </table:table-cell>
          <table:table-cell table:style-name="Table3.C2" office:value-type="string">
            <text:p text:style-name="P8">T<text:span text:style-name="T6">1</text:span> = Pop_object</text:p>
            <text:p text:style-name="P8">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0">Object</text:p>
      <text:p text:style-name="P20"><text:tab/>Array</text:p>
      <text:p text:style-name="P20"><text:tab/>Class</text:p>
      <text:p text:style-name="P20"><text:tab/>FalseClass</text:p>
      <text:p text:style-name="P20"><text:tab/>Hash</text:p>
      <text:p text:style-name="P20"><text:tab/>MaxNumeric</text:p>
      <text:p text:style-name="P20"><text:tab/>MinNumeric</text:p>
      <text:p text:style-name="P20"><text:tab/>NilClass</text:p>
      <text:p text:style-name="P20"><text:tab/>Numeric</text:p>
      <text:p text:style-name="P20"><text:tab/><text:tab/>Complex</text:p>
      <text:p text:style-name="P20"><text:tab/><text:tab/>Float</text:p>
      <text:p text:style-name="P20"><text:tab/><text:tab/>Integer</text:p>
      <text:p text:style-name="P20"><text:tab/><text:tab/><text:tab/>Bignum</text:p>
      <text:p text:style-name="P20"><text:tab/><text:tab/><text:tab/>Fixnum</text:p>
      <text:p text:style-name="P20"><text:tab/><text:tab/>Rational</text:p>
      <text:p text:style-name="P20"><text:tab/>Procedure</text:p>
      <text:p text:style-name="P20"><text:tab/>String</text:p>
      <text:p text:style-name="P20"><text:tab/>Thread</text:p>
      <text:p text:style-name="P20"><text:tab/>TrueClass</text:p>
      <text:p text:style-name="P2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5781190135023208285" text:style-name="L10">
        <text:list-item>
          <text:p text:style-name="P38">Shared: Methods that are common to all instances of the class that contains them.</text:p>
        </text:list-item>
        <text:list-item>
          <text:p text:style-name="P38">Exclusive: Methods that are defined for one and only one object (and all of its clones that are created <text:span text:style-name="T2">after</text:span> the exclusive method is defined.).</text:p>
        </text:list-item>
        <text:list-item>
          <text:p text:style-name="P38">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1" text:outline-level="1"><text:alphabetical-index-mark-start text:id="IMark206900024"/>Routing<text:alphabetical-index-mark-end text:id="IMark20690002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2320064860089631224" text:style-name="L11">
        <text:list-item>
          <text:p text:style-name="P39">The defining word used to create the method.</text:p>
        </text:list-item>
        <text:list-item>
          <text:p text:style-name="P39">The receiver of the defining word used to create the method.</text:p>
        </text:list-item>
        <text:list-item>
          <text:p text:style-name="P39">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9">Defining Word</text:p>
          </table:table-cell>
          <table:table-cell table:style-name="Table9.A1" office:value-type="string">
            <text:p text:style-name="P9">DW Receiver</text:p>
          </table:table-cell>
          <table:table-cell table:style-name="Table9.A1" office:value-type="string">
            <text:p text:style-name="P9">Method Name</text:p>
          </table:table-cell>
          <table:table-cell table:style-name="Table9.A1" office:value-type="string">
            <text:p text:style-name="P9">Message Routing</text:p>
          </table:table-cell>
          <table:table-cell table:style-name="Table9.E1" office:value-type="string">
            <text:p text:style-name="P10">Notes</text:p>
          </table:table-cell>
        </table:table-row>
        <table:table-row>
          <table:table-cell table:style-name="Table9.A2" office:value-type="string">
            <text:p text:style-name="P9"><text:alphabetical-index-mark-start text:id="IMark172048492"/>:<text:alphabetical-index-mark-end text:id="IMark172048492"/></text:p>
          </table:table-cell>
          <table:table-cell table:style-name="Table9.A2" office:value-type="string">
            <text:p text:style-name="P8">N/A</text:p>
          </table:table-cell>
          <table:table-cell table:style-name="Table9.A2" office:value-type="string">
            <text:p text:style-name="P16">any<text:note text:id="ftn14" text:note-class="footnote"><text:note-citation>14</text:note-citation><text:note-body><text:p text:style-name="Footnote">The names of Virtual Machine methods have no restrictions except that they contain no spaces.</text:p></text:note-body></text:note></text:p>
          </table:table-cell>
          <table:table-cell table:style-name="Table9.A2" office:value-type="string">
            <text:p text:style-name="P8">VM<text:note text:id="ftn15" text:note-class="footnote"><text:note-citation>15</text:note-citation><text:note-body><text:p text:style-name="Footnote">The message receiver is the Virtual Machine.</text:p></text:note-body></text:note></text:p>
          </table:table-cell>
          <table:table-cell table:style-name="Table9.E2" office:value-type="string">
            <text:p text:style-name="P11">A virtual machine method.</text:p>
          </table:table-cell>
        </table:table-row>
        <table:table-row>
          <table:table-cell table:style-name="Table9.A3" table:number-rows-spanned="4" office:value-type="string">
            <text:p text:style-name="P9"><text:alphabetical-index-mark-start text:id="IMark172048492"/>.:<text:alphabetical-index-mark-end text:id="IMark172048492"/></text:p>
          </table:table-cell>
          <table:table-cell table:style-name="Table9.A2" office:value-type="string">
            <text:p text:style-name="P8">A Class</text:p>
          </table:table-cell>
          <table:table-cell table:style-name="Table9.A2" office:value-type="string">
            <text:p text:style-name="P16">.name</text:p>
          </table:table-cell>
          <table:table-cell table:style-name="Table9.A2" office:value-type="string">
            <text:p text:style-name="P8">TOS<text:note text:id="ftn16" text:note-class="footnote"><text:note-citation>16</text:note-citation><text:note-body><text:p text:style-name="Footnote">The message receiver is the Top element of the Data Stack.</text:p></text:note-body></text:note></text:p>
          </table:table-cell>
          <table:table-cell table:style-name="Table9.E2" office:value-type="string">
            <text:p text:style-name="P11">A public shared instance method.</text:p>
          </table:table-cell>
        </table:table-row>
        <table:table-row>
          <table:covered-table-cell/>
          <table:table-cell table:style-name="Table9.A2" office:value-type="string">
            <text:p text:style-name="P8">A Class</text:p>
          </table:table-cell>
          <table:table-cell table:style-name="Table9.A2" office:value-type="string">
            <text:p text:style-name="P16">~name</text:p>
          </table:table-cell>
          <table:table-cell table:style-name="Table9.A2" office:value-type="string">
            <text:p text:style-name="P8">Self<text:note text:id="ftn17" text:note-class="footnote"><text:note-citation>17</text:note-citation><text:note-body><text:p text:style-name="Footnote">The message receiver is the implicit “self” of the method owner.</text:p></text:note-body></text:note></text:p>
          </table:table-cell>
          <table:table-cell table:style-name="Table9.E2" office:value-type="string">
            <text:p text:style-name="P11">A private shared instance method.</text:p>
          </table:table-cell>
        </table:table-row>
        <table:table-row>
          <table:covered-table-cell/>
          <table:table-cell table:style-name="Table9.A2" office:value-type="string">
            <text:p text:style-name="P8">A Class</text:p>
          </table:table-cell>
          <table:table-cell table:style-name="Table9.A2" office:value-type="string">
            <text:p text:style-name="P16">other</text:p>
          </table:table-cell>
          <table:table-cell table:style-name="Table9.A2" office:value-type="string">
            <text:p text:style-name="P8">NOS<text:note text:id="ftn18" text:note-class="footnote"><text:note-citation>18</text:note-citation><text:note-body><text:p text:style-name="Footnote">The message receiver is the Second element of the Data Stack.</text:p></text:note-body></text:note></text:p>
          </table:table-cell>
          <table:table-cell table:style-name="Table9.E2" office:value-type="string">
            <text:p text:style-name="P11">A public shared dyadic operator.</text:p>
          </table:table-cell>
        </table:table-row>
        <table:table-row>
          <table:covered-table-cell/>
          <table:table-cell table:style-name="Table9.A2" office:value-type="string">
            <text:p text:style-name="P8">N/A</text:p>
          </table:table-cell>
          <table:table-cell table:style-name="Table9.A2" office:value-type="string">
            <text:p text:style-name="P16">invalid<text:note text:id="ftn19" text:note-class="footnote"><text:note-citation>19</text:note-citation><text:note-body><text:p text:style-name="Footnote">Any method beginning with an upper case letter or $ or # or @ is invalid and will generate an error.</text:p></text:note-body></text:note></text:p>
          </table:table-cell>
          <table:table-cell table:style-name="Table9.A2" office:value-type="string">
            <text:p text:style-name="P8">N/A</text:p>
          </table:table-cell>
          <table:table-cell table:style-name="Table9.E2" office:value-type="string">
            <text:p text:style-name="P11">Not allowed: Error</text:p>
          </table:table-cell>
        </table:table-row>
        <table:table-row>
          <table:table-cell table:style-name="Table9.A3" table:number-rows-spanned="7" office:value-type="string">
            <text:p text:style-name="P9"><text:alphabetical-index-mark-start text:id="IMark172048492"/>.::<text:alphabetical-index-mark-end text:id="IMark172048492"/></text:p>
          </table:table-cell>
          <table:table-cell table:style-name="Table9.A2" office:value-type="string">
            <text:p text:style-name="P8">A Class</text:p>
          </table:table-cell>
          <table:table-cell table:style-name="Table9.A2" office:value-type="string">
            <text:p text:style-name="P16">.name</text:p>
          </table:table-cell>
          <table:table-cell table:style-name="Table9.A2" office:value-type="string">
            <text:p text:style-name="P8">TOS</text:p>
          </table:table-cell>
          <table:table-cell table:style-name="Table9.E2" office:value-type="string">
            <text:p text:style-name="P11">A public class method</text:p>
          </table:table-cell>
        </table:table-row>
        <table:table-row>
          <table:covered-table-cell/>
          <table:table-cell table:style-name="Table9.A2" office:value-type="string">
            <text:p text:style-name="P8">An Object</text:p>
          </table:table-cell>
          <table:table-cell table:style-name="Table9.A2" office:value-type="string">
            <text:p text:style-name="P16">.name</text:p>
          </table:table-cell>
          <table:table-cell table:style-name="Table9.A2" office:value-type="string">
            <text:p text:style-name="P8">TOS</text:p>
          </table:table-cell>
          <table:table-cell table:style-name="Table9.E2" office:value-type="string">
            <text:p text:style-name="P11">An public exclusive instance method.</text:p>
          </table:table-cell>
        </table:table-row>
        <table:table-row>
          <table:covered-table-cell/>
          <table:table-cell table:style-name="Table9.A2" office:value-type="string">
            <text:p text:style-name="P8">A Class</text:p>
          </table:table-cell>
          <table:table-cell table:style-name="Table9.A2" office:value-type="string">
            <text:p text:style-name="P16">~name</text:p>
          </table:table-cell>
          <table:table-cell table:style-name="Table9.A2" office:value-type="string">
            <text:p text:style-name="P8">Self</text:p>
          </table:table-cell>
          <table:table-cell table:style-name="Table9.E2" office:value-type="string">
            <text:p text:style-name="P11">A private class method</text:p>
          </table:table-cell>
        </table:table-row>
        <table:table-row>
          <table:covered-table-cell/>
          <table:table-cell table:style-name="Table9.A2" office:value-type="string">
            <text:p text:style-name="P8">An Object</text:p>
          </table:table-cell>
          <table:table-cell table:style-name="Table9.A2" office:value-type="string">
            <text:p text:style-name="P16">~name</text:p>
          </table:table-cell>
          <table:table-cell table:style-name="Table9.A2" office:value-type="string">
            <text:p text:style-name="P8">Self</text:p>
          </table:table-cell>
          <table:table-cell table:style-name="Table9.E2" office:value-type="string">
            <text:p text:style-name="P11">A private exclusive instance method.</text:p>
          </table:table-cell>
        </table:table-row>
        <table:table-row>
          <table:covered-table-cell/>
          <table:table-cell table:style-name="Table9.A2" office:value-type="string">
            <text:p text:style-name="P8">A Class</text:p>
          </table:table-cell>
          <table:table-cell table:style-name="Table9.A2" office:value-type="string">
            <text:p text:style-name="P16">other</text:p>
          </table:table-cell>
          <table:table-cell table:style-name="Table9.A2" office:value-type="string">
            <text:p text:style-name="P8">NOS</text:p>
          </table:table-cell>
          <table:table-cell table:style-name="Table9.E2" office:value-type="string">
            <text:p text:style-name="P11">A public class exclusive dyadic operator</text:p>
          </table:table-cell>
        </table:table-row>
        <table:table-row>
          <table:covered-table-cell/>
          <table:table-cell table:style-name="Table9.A2" office:value-type="string">
            <text:p text:style-name="P8">An Object</text:p>
          </table:table-cell>
          <table:table-cell table:style-name="Table9.A2" office:value-type="string">
            <text:p text:style-name="P16">other</text:p>
          </table:table-cell>
          <table:table-cell table:style-name="Table9.A2" office:value-type="string">
            <text:p text:style-name="P8">NOS</text:p>
          </table:table-cell>
          <table:table-cell table:style-name="Table9.E2" office:value-type="string">
            <text:p text:style-name="P11">A public exclusive dyadic operator</text:p>
          </table:table-cell>
        </table:table-row>
        <table:table-row>
          <table:covered-table-cell/>
          <table:table-cell table:style-name="Table9.A2" office:value-type="string">
            <text:p text:style-name="P8">N/A</text:p>
          </table:table-cell>
          <table:table-cell table:style-name="Table9.A2" office:value-type="string">
            <text:p text:style-name="P16">invalid</text:p>
          </table:table-cell>
          <table:table-cell table:style-name="Table9.A2" office:value-type="string">
            <text:p text:style-name="P8">N/A</text:p>
          </table:table-cell>
          <table:table-cell table:style-name="Table9.E2" office:value-type="string">
            <text:p text:style-name="P11">Not allowed: Error</text:p>
          </table:table-cell>
        </table:table-row>
        <table:table-row>
          <table:table-cell table:style-name="Table9.A3" office:value-type="string">
            <text:p text:style-name="P7">tbd</text:p>
          </table:table-cell>
          <table:table-cell table:style-name="Table9.A2" office:value-type="string">
            <text:p text:style-name="P8">tbd</text:p>
          </table:table-cell>
          <table:table-cell table:style-name="Table9.A2" office:value-type="string">
            <text:p text:style-name="P16">tbd</text:p>
          </table:table-cell>
          <table:table-cell table:style-name="Table9.A2" office:value-type="string">
            <text:p text:style-name="P8">Context</text:p>
          </table:table-cell>
          <table:table-cell table:style-name="Table9.E2" office:value-type="string">
            <text:p text:style-name="P19">A context local method.</text:p>
          </table:table-cell>
        </table:table-row>
      </table:table>
      <text:p text:style-name="P3"/>
      <text:h text:style-name="Heading_20_1" text:outline-level="1"><text:alphabetical-index-mark-start text:id="IMark206900360"/>VirtualMachine<text:alphabetical-index-mark-end text:id="IMark206900360"/></text:h>
      <text:p text:style-name="Text_20_body"/>
      <text:p text:style-name="Text_20_body">Inheritance: VirtualMachine <text:span text:style-name="T8">←</text:span> Object</text:p>
      <text:p text:style-name="Code">VirtualMachine Shared Methods =</text:p>
      <text:p text:style-name="Code">! <text:s text:c="8"/>)threads <text:s/>.vm_name <text:s/>clone <text:s text:c="4"/>global: <text:s text:c="2"/>nip <text:s text:c="6"/>swap</text:p>
      <text:p text:style-name="Code">!: <text:s text:c="7"/>)version <text:s/>.with{ <text:s text:c="3"/>complex <text:s text:c="2"/>if <text:s text:c="7"/>over <text:s text:c="5"/>thread:</text:p>
      <text:p text:style-name="Code">)" <text:s text:c="7"/>)words <text:s text:c="3"/>: <text:s text:c="8"/>copy <text:s text:c="5"/>infinity <text:s/>pause <text:s text:c="4"/>true</text:p>
      <text:p text:style-name="Code">)classes <text:s/>-infinity ?dup <text:s text:c="5"/>do <text:s text:c="7"/>load" <text:s text:c="4"/>pi <text:s text:c="7"/>tuck</text:p>
      <text:p text:style-name="Code">)debug <text:s text:c="3"/>." <text:s text:c="7"/>@ <text:s text:c="8"/>dpr <text:s text:c="6"/>max_float pick <text:s text:c="5"/>vm</text:p>
      <text:p text:style-name="Code">)entries <text:s/>.cr <text:s text:c="6"/>[ <text:s text:c="8"/>drop <text:s text:c="5"/>max_num <text:s text:c="2"/>rational <text:s/>{</text:p>
      <text:p text:style-name="Code">)globals <text:s/>.each{ <text:s text:c="3"/>accept <text:s text:c="3"/>dup <text:s text:c="6"/>min_float rot <text:s text:c="6"/>{{</text:p>
      <text:p text:style-name="Code">)load" <text:s text:c="3"/>.map{ <text:s text:c="4"/>accept" <text:s text:c="2"/>e <text:s text:c="8"/>min_num <text:s text:c="2"/>self</text:p>
      <text:p text:style-name="Code">)nodebug <text:s/>.new{ <text:s text:c="4"/>begin <text:s text:c="4"/>epsilon <text:s text:c="2"/>nan <text:s text:c="6"/>space</text:p>
      <text:p text:style-name="Code">)quit <text:s text:c="4"/>.select{ <text:s/>class: <text:s text:c="3"/>false <text:s text:c="4"/>nil <text:s text:c="6"/>spaces</text:p>
      <text:p text:style-name="Code"/>
      <text:p text:style-name="Text_20_body"/>
      <text:p text:style-name="Text_20_body"/>
      <text:p text:style-name="Text_20_body"/>
      <text:h text:style-name="Heading_20_1" text:outline-level="1"><text:alphabetical-index-mark-start text:id="IMark206900360"/>Object<text:alphabetical-index-mark-end text:id="IMark206900360"/></text:h>
      <text:p text:style-name="Text_20_body"/>
      <text:p text:style-name="Text_20_body">Inheritance: Object <text:span text:style-name="T8">←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206899016"/>&amp;&amp;<text:alphabetical-index-mark-end text:id="IMark20689901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206899016"/>)methods<text:alphabetical-index-mark-end text:id="IMark20689901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206899016"/>.<text:alphabetical-index-mark-end text:id="IMark206899016"/>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206899016"/>.::<text:alphabetical-index-mark-end text:id="IMark20689901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2"/>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206899016"/>inst:<text:alphabetical-index-mark-end text:id="IMark20689901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206899016"/>local:<text:alphabetical-index-mark-end text:id="IMark20689901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206899016"/>super<text:alphabetical-index-mark-end text:id="IMark20689901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206899016"/>;<text:alphabetical-index-mark-end text:id="IMark20689901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206899016"/>.class<text:alphabetical-index-mark-end text:id="IMark206899016"/> [a_class]</text:h>
            <text:p text:style-name="P11"><text:span text:style-name="T1">Routing:</text:span> TOS.</text:p>
            <text:p text:style-name="P11">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206899016"/>.clone<text:alphabetical-index-mark-end text:id="IMark20689901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206899016"/>.copy<text:alphabetical-index-mark-end text:id="IMark20689901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206899016"/>.init<text:alphabetical-index-mark-end text:id="IMark20689901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206899016"/>.is_class?<text:alphabetical-index-mark-end text:id="IMark20689901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206899016"/>.name<text:alphabetical-index-mark-end text:id="IMark20689901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0">Code</text:p>
          </table:table-cell>
          <table:table-cell table:style-name="Table35.B2" office:value-type="string">
            <text:p text:style-name="P10">Result</text:p>
          </table:table-cell>
        </table:table-row>
        <table:table-row>
          <table:table-cell table:style-name="Table35.A2" office:value-type="string">
            <text:p text:style-name="P14">Object .name</text:p>
          </table:table-cell>
          <table:table-cell table:style-name="Table35.B2" office:value-type="string">
            <text:p text:style-name="P11">“Object”</text:p>
          </table:table-cell>
        </table:table-row>
        <table:table-row>
          <table:table-cell table:style-name="Table35.A2" office:value-type="string">
            <text:p text:style-name="P14">100 .name</text:p>
          </table:table-cell>
          <table:table-cell table:style-name="Table35.B2" office:value-type="string">
            <text:p text:style-name="P11">“Fixnum instance”</text:p>
          </table:table-cell>
        </table:table-row>
        <table:table-row>
          <table:table-cell table:style-name="Table35.A2" office:value-type="string">
            <text:p text:style-name="P14">vm .name</text:p>
          </table:table-cell>
          <table:table-cell table:style-name="Table35.B2" office:value-type="string">
            <text:p text:style-name="P11">“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06899016"/>.strlen<text:alphabetical-index-mark-end text:id="IMark20689901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0">Code</text:p>
          </table:table-cell>
          <table:table-cell table:style-name="Table37.B2" office:value-type="string">
            <text:p text:style-name="P10">Result</text:p>
          </table:table-cell>
        </table:table-row>
        <table:table-row>
          <table:table-cell table:style-name="Table37.A3" office:value-type="string">
            <text:p text:style-name="P14">"ABCD" .strlen </text:p>
          </table:table-cell>
          <table:table-cell table:style-name="Table37.A1" office:value-type="string">
            <text:p text:style-name="P11">4</text:p>
          </table:table-cell>
        </table:table-row>
        <table:table-row>
          <table:table-cell table:style-name="Table37.A3" office:value-type="string">
            <text:p text:style-name="P14">100 .strlen </text:p>
          </table:table-cell>
          <table:table-cell table:style-name="Table37.B4" office:value-type="string">
            <text:p text:style-name="P11">3</text:p>
          </table:table-cell>
        </table:table-row>
        <table:table-row>
          <table:table-cell table:style-name="Table37.A5" office:value-type="string">
            <text:p text:style-name="P14">Object .strlen </text:p>
          </table:table-cell>
          <table:table-cell table:style-name="Table37.A1" office:value-type="string">
            <text:p text:style-name="P11">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06899016"/>.to_f<text:alphabetical-index-mark-end text:id="IMark20689901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0">Code</text:p>
          </table:table-cell>
          <table:table-cell table:style-name="Table38.B2" office:value-type="string">
            <text:p text:style-name="P10">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206899016"/>.to_f!<text:alphabetical-index-mark-end text:id="IMark20689901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0">Code</text:p>
          </table:table-cell>
          <table:table-cell table:style-name="Table40.B2" office:value-type="string">
            <text:p text:style-name="P10">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7">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206899016"/>.to_i<text:alphabetical-index-mark-end text:id="IMark20689901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0">Code</text:p>
          </table:table-cell>
          <table:table-cell table:style-name="Table42.B2" office:value-type="string">
            <text:p text:style-name="P10">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206899016"/>.to_i!<text:alphabetical-index-mark-end text:id="IMark20689901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0">Code</text:p>
          </table:table-cell>
          <table:table-cell table:style-name="Table44.B2" office:value-type="string">
            <text:p text:style-name="P10">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7">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206899016"/>.to_n<text:alphabetical-index-mark-end text:id="IMark20689901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0">Code</text:p>
          </table:table-cell>
          <table:table-cell table:style-name="Table10.B2" office:value-type="string">
            <text:p text:style-name="P10">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206899016"/>.to_n!<text:alphabetical-index-mark-end text:id="IMark20689901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0">Code</text:p>
          </table:table-cell>
          <table:table-cell table:style-name="Table34.B2" office:value-type="string">
            <text:p text:style-name="P10">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7">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06899016"/>.to_r<text:alphabetical-index-mark-end text:id="IMark20689901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0">Code</text:p>
          </table:table-cell>
          <table:table-cell table:style-name="Table36.B2" office:value-type="string">
            <text:p text:style-name="P10">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206899016"/>.to_r!<text:alphabetical-index-mark-end text:id="IMark20689901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0">Code</text:p>
          </table:table-cell>
          <table:table-cell table:style-name="Table11.B2" office:value-type="string">
            <text:p text:style-name="P10">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7">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06899016"/>.to_s<text:alphabetical-index-mark-end text:id="IMark206899016"/>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0">Code</text:p>
          </table:table-cell>
          <table:table-cell table:style-name="Table41.B2" office:value-type="string">
            <text:p text:style-name="P10">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206899016"/>.to_x<text:alphabetical-index-mark-end text:id="IMark20689901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0">Code</text:p>
          </table:table-cell>
          <table:table-cell table:style-name="Table43.B2" office:value-type="string">
            <text:p text:style-name="P10">Result</text:p>
          </table:table-cell>
        </table:table-row>
        <table:table-row>
          <table:table-cell table:style-name="Table43.A2" office:value-type="string">
            <text:p text:style-name="P11">5</text:p>
          </table:table-cell>
          <table:table-cell table:style-name="Table43.B2" office:value-type="string">
            <text:p text:style-name="P11">5+0i</text:p>
          </table:table-cell>
        </table:table-row>
        <table:table-row>
          <table:table-cell table:style-name="Table43.A2" office:value-type="string">
            <text:p text:style-name="P11">5.2</text:p>
          </table:table-cell>
          <table:table-cell table:style-name="Table43.B2" office:value-type="string">
            <text:p text:style-name="P11">5.2+0i</text:p>
          </table:table-cell>
        </table:table-row>
        <table:table-row>
          <table:table-cell table:style-name="Table43.A2" office:value-type="string">
            <text:p text:style-name="P11">“5”</text:p>
          </table:table-cell>
          <table:table-cell table:style-name="Table43.B2" office:value-type="string">
            <text:p text:style-name="P11">5+0i</text:p>
          </table:table-cell>
        </table:table-row>
        <table:table-row>
          <table:table-cell table:style-name="Table43.A2" office:value-type="string">
            <text:p text:style-name="P11">1+2i</text:p>
          </table:table-cell>
          <table:table-cell table:style-name="Table43.B2" office:value-type="string">
            <text:p text:style-name="P11">1+2i</text:p>
          </table:table-cell>
        </table:table-row>
        <table:table-row>
          <table:table-cell table:style-name="Table43.A2" office:value-type="string">
            <text:p text:style-name="P11">“apple”</text:p>
          </table:table-cell>
          <table:table-cell table:style-name="Table43.B2" office:value-type="string">
            <text:p text:style-name="P11">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206899016"/>.to_x!<text:alphabetical-index-mark-end text:id="IMark20689901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0">Code</text:p>
          </table:table-cell>
          <table:table-cell table:style-name="Table45.B2" office:value-type="string">
            <text:p text:style-name="P10">Result</text:p>
          </table:table-cell>
        </table:table-row>
        <table:table-row table:style-name="Table45.1">
          <table:table-cell table:style-name="Table45.A2" office:value-type="string">
            <text:p text:style-name="P11">5</text:p>
          </table:table-cell>
          <table:table-cell table:style-name="Table45.B2" office:value-type="string">
            <text:p text:style-name="P11">5+0i</text:p>
          </table:table-cell>
        </table:table-row>
        <table:table-row table:style-name="Table45.1">
          <table:table-cell table:style-name="Table45.A2" office:value-type="string">
            <text:p text:style-name="P11">5.2</text:p>
          </table:table-cell>
          <table:table-cell table:style-name="Table45.B2" office:value-type="string">
            <text:p text:style-name="P11">5.2+0i</text:p>
          </table:table-cell>
        </table:table-row>
        <table:table-row table:style-name="Table45.1">
          <table:table-cell table:style-name="Table45.A2" office:value-type="string">
            <text:p text:style-name="P11">“5”</text:p>
          </table:table-cell>
          <table:table-cell table:style-name="Table45.B2" office:value-type="string">
            <text:p text:style-name="P11">5+0i</text:p>
          </table:table-cell>
        </table:table-row>
        <table:table-row table:style-name="Table45.1">
          <table:table-cell table:style-name="Table45.A2" office:value-type="string">
            <text:p text:style-name="P11">1+2i</text:p>
          </table:table-cell>
          <table:table-cell table:style-name="Table45.B2" office:value-type="string">
            <text:p text:style-name="P11">1+2i</text:p>
          </table:table-cell>
        </table:table-row>
        <table:table-row table:style-name="Table45.1">
          <table:table-cell table:style-name="Table45.A2" office:value-type="string">
            <text:p text:style-name="P11">“apple”</text:p>
          </table:table-cell>
          <table:table-cell table:style-name="Table45.B2" office:value-type="string">
            <text:p text:style-name="P18">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206899016"/>&lt;&gt;<text:alphabetical-index-mark-end text:id="IMark206899016"/>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206899016"/>=<text:alphabetical-index-mark-end text:id="IMark206899016"/>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206899016"/>^^<text:alphabetical-index-mark-end text:id="IMark20689901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206899016"/>distinct?<text:alphabetical-index-mark-end text:id="IMark20689901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0">Code</text:p>
          </table:table-cell>
          <table:table-cell table:style-name="Table48.B2" office:value-type="string">
            <text:p text:style-name="P10">Result</text:p>
          </table:table-cell>
        </table:table-row>
        <table:table-row table:style-name="Table48.1">
          <table:table-cell table:style-name="Table48.A2" office:value-type="string">
            <text:p text:style-name="P11">4 5 distinct?</text:p>
          </table:table-cell>
          <table:table-cell table:style-name="Table48.B2" office:value-type="string">
            <text:p text:style-name="P11">true</text:p>
          </table:table-cell>
        </table:table-row>
        <table:table-row table:style-name="Table48.1">
          <table:table-cell table:style-name="Table48.A2" office:value-type="string">
            <text:p text:style-name="P11">4 4 distinct?</text:p>
          </table:table-cell>
          <table:table-cell table:style-name="Table48.B2" office:value-type="string">
            <text:p text:style-name="P11">false</text:p>
          </table:table-cell>
        </table:table-row>
        <text:soft-page-break/>
        <table:table-row table:style-name="Table48.1">
          <table:table-cell table:style-name="Table48.A2" office:value-type="string">
            <text:p text:style-name="P11">“hi” dup distinct?</text:p>
          </table:table-cell>
          <table:table-cell table:style-name="Table48.B2" office:value-type="string">
            <text:p text:style-name="P11">false</text:p>
          </table:table-cell>
        </table:table-row>
        <table:table-row table:style-name="Table48.1">
          <table:table-cell table:style-name="Table48.A2" office:value-type="string">
            <text:p text:style-name="P11">“hi” “ho” distinct?</text:p>
          </table:table-cell>
          <table:table-cell table:style-name="Table48.B2" office:value-type="string">
            <text:p text:style-name="P11">true</text:p>
          </table:table-cell>
        </table:table-row>
        <table:table-row table:style-name="Table48.1">
          <table:table-cell table:style-name="Table48.A2" office:value-type="string">
            <text:p text:style-name="P11">“hi” “hi” distinct?</text:p>
          </table:table-cell>
          <table:table-cell table:style-name="Table48.B2" office:value-type="string">
            <text:p text:style-name="P11">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206899016"/>identical?<text:alphabetical-index-mark-end text:id="IMark20689901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0">Code</text:p>
          </table:table-cell>
          <table:table-cell table:style-name="Table49.B2" office:value-type="string">
            <text:p text:style-name="P10">Result</text:p>
          </table:table-cell>
        </table:table-row>
        <table:table-row table:style-name="Table49.1">
          <table:table-cell table:style-name="Table49.A2" office:value-type="string">
            <text:p text:style-name="P11">4 5 identical?</text:p>
          </table:table-cell>
          <table:table-cell table:style-name="Table49.B2" office:value-type="string">
            <text:p text:style-name="P11">false</text:p>
          </table:table-cell>
        </table:table-row>
        <table:table-row table:style-name="Table49.1">
          <table:table-cell table:style-name="Table49.A2" office:value-type="string">
            <text:p text:style-name="P11">4 4 identical?</text:p>
          </table:table-cell>
          <table:table-cell table:style-name="Table49.B2" office:value-type="string">
            <text:p text:style-name="P11">true</text:p>
          </table:table-cell>
        </table:table-row>
        <table:table-row table:style-name="Table49.1">
          <table:table-cell table:style-name="Table49.A2" office:value-type="string">
            <text:p text:style-name="P11">“hi” dup identical?</text:p>
          </table:table-cell>
          <table:table-cell table:style-name="Table49.B2" office:value-type="string">
            <text:p text:style-name="P11">true</text:p>
          </table:table-cell>
        </table:table-row>
        <table:table-row table:style-name="Table49.1">
          <table:table-cell table:style-name="Table49.A2" office:value-type="string">
            <text:p text:style-name="P11">“hi” “ho” identical?</text:p>
          </table:table-cell>
          <table:table-cell table:style-name="Table49.B2" office:value-type="string">
            <text:p text:style-name="P11">false</text:p>
          </table:table-cell>
        </table:table-row>
        <table:table-row table:style-name="Table49.1">
          <table:table-cell table:style-name="Table49.A2" office:value-type="string">
            <text:p text:style-name="P11">“hi” “hi” identical?</text:p>
          </table:table-cell>
          <table:table-cell table:style-name="Table49.B2" office:value-type="string">
            <text:p text:style-name="P11">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206899016"/>max<text:alphabetical-index-mark-end text:id="IMark20689901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0">Code</text:p>
          </table:table-cell>
          <table:table-cell table:style-name="Table50.B2" office:value-type="string">
            <text:p text:style-name="P10">Result</text:p>
          </table:table-cell>
        </table:table-row>
        <table:table-row table:style-name="Table50.1">
          <table:table-cell table:style-name="Table50.A2" office:value-type="string">
            <text:p text:style-name="P11">4 5 max</text:p>
          </table:table-cell>
          <table:table-cell table:style-name="Table50.B2" office:value-type="string">
            <text:p text:style-name="P11">5</text:p>
          </table:table-cell>
        </table:table-row>
        <table:table-row table:style-name="Table50.1">
          <table:table-cell table:style-name="Table50.A2" office:value-type="string">
            <text:p text:style-name="P11">4 “5” max</text:p>
          </table:table-cell>
          <table:table-cell table:style-name="Table50.B2" office:value-type="string">
            <text:p text:style-name="P11">“5”</text:p>
          </table:table-cell>
        </table:table-row>
        <table:table-row table:style-name="Table50.1">
          <table:table-cell table:style-name="Table50.A2" office:value-type="string">
            <text:p text:style-name="P11">4 2 max</text:p>
          </table:table-cell>
          <table:table-cell table:style-name="Table50.B2" office:value-type="string">
            <text:p text:style-name="P11">4</text:p>
          </table:table-cell>
        </table:table-row>
        <table:table-row table:style-name="Table50.1">
          <table:table-cell table:style-name="Table50.A2" office:value-type="string">
            <text:p text:style-name="P11">4 “apple” max</text:p>
          </table:table-cell>
          <table:table-cell table:style-name="Table50.B2" office:value-type="string">
            <text:p text:style-name="P18">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206899016"/>min<text:alphabetical-index-mark-end text:id="IMark20689901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0">Code</text:p>
          </table:table-cell>
          <table:table-cell table:style-name="Table51.B2" office:value-type="string">
            <text:p text:style-name="P10">Result</text:p>
          </table:table-cell>
        </table:table-row>
        <table:table-row table:style-name="Table51.1">
          <table:table-cell table:style-name="Table51.A2" office:value-type="string">
            <text:p text:style-name="P11">4 5 min</text:p>
          </table:table-cell>
          <table:table-cell table:style-name="Table51.B2" office:value-type="string">
            <text:p text:style-name="P11">4</text:p>
          </table:table-cell>
        </table:table-row>
        <table:table-row table:style-name="Table51.1">
          <table:table-cell table:style-name="Table51.A2" office:value-type="string">
            <text:p text:style-name="P11">4 “5” min</text:p>
          </table:table-cell>
          <table:table-cell table:style-name="Table51.B2" office:value-type="string">
            <text:p text:style-name="P11">4</text:p>
          </table:table-cell>
        </table:table-row>
        <text:soft-page-break/>
        <table:table-row table:style-name="Table51.1">
          <table:table-cell table:style-name="Table51.A2" office:value-type="string">
            <text:p text:style-name="P11">4 2 min</text:p>
          </table:table-cell>
          <table:table-cell table:style-name="Table51.B2" office:value-type="string">
            <text:p text:style-name="P11">2</text:p>
          </table:table-cell>
        </table:table-row>
        <table:table-row table:style-name="Table51.1">
          <table:table-cell table:style-name="Table51.A2" office:value-type="string">
            <text:p text:style-name="P11">4 “apple” min</text:p>
          </table:table-cell>
          <table:table-cell table:style-name="Table51.B2" office:value-type="string">
            <text:p text:style-name="P18">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206899016"/>nil&lt;&gt;<text:alphabetical-index-mark-end text:id="IMark206899016"/>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206899016"/>nil=<text:alphabetical-index-mark-end text:id="IMark20689901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206899016"/>not<text:alphabetical-index-mark-end text:id="IMark20689901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206899016"/>||<text:alphabetical-index-mark-end text:id="IMark206899016"/>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206900360"/>Array<text:alphabetical-index-mark-end text:id="IMark206900360"/></text:h>
      <text:p text:style-name="Text_20_body"/>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06900360"/>Class<text:alphabetical-index-mark-end text:id="IMark206900360"/></text:h>
      <text:p text:style-name="Text_20_body"/>
      <text:p text:style-name="Text_20_body">Inheritance: Class <text:span text:style-name="T8">←</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06900360"/>FalseClass<text:alphabetical-index-mark-end text:id="IMark206900360"/></text:h>
      <text:p text:style-name="Text_20_body"/>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06899016"/>&amp;&amp;<text:alphabetical-index-mark-end text:id="IMark20689901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06899016"/>^^<text:alphabetical-index-mark-end text:id="IMark20689901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06899016"/>||<text:alphabetical-index-mark-end text:id="IMark20689901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206900360"/>Hash<text:alphabetical-index-mark-end text:id="IMark206900360"/></text:h>
      <text:p text:style-name="Text_20_body"/>
      <text:p text:style-name="Text_20_body">Inheritance: Hash <text:span text:style-name="T8">←</text:span> Object</text:p>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206900360"/><text:alphabetical-index-mark-start text:id="IMark206898488"/>MaxNumeric<text:alphabetical-index-mark-end text:id="IMark206898488"/><text:alphabetical-index-mark-end text:id="IMark206900360"/></text:h>
      <text:p text:style-name="Text_20_body"/>
      <text:p text:style-name="Text_20_body">Inheritance: MaxNumeric <text:span text:style-name="T8">←</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206900360"/><text:alphabetical-index-mark-start text:id="IMark206898488"/>MinNumeric<text:alphabetical-index-mark-end text:id="IMark206898488"/><text:alphabetical-index-mark-end text:id="IMark206900360"/></text:h>
      <text:p text:style-name="Text_20_body"/>
      <text:p text:style-name="Text_20_body">Inheritance: MinMumeric <text:span text:style-name="T8">←</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206900360"/><text:alphabetical-index-mark-start text:id="IMark206898488"/><text:alphabetical-index-mark-start text:id="IMark206897864"/>NilClass<text:alphabetical-index-mark-end text:id="IMark206897864"/><text:alphabetical-index-mark-end text:id="IMark206898488"/><text:alphabetical-index-mark-end text:id="IMark206900360"/></text:h>
      <text:p text:style-name="Text_20_body"/>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206899016"/>&amp;&amp;<text:alphabetical-index-mark-end text:id="IMark20689901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206899016"/>^^<text:alphabetical-index-mark-end text:id="IMark20689901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206899016"/>||<text:alphabetical-index-mark-end text:id="IMark20689901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206900360"/>Numeric<text:alphabetical-index-mark-end text:id="IMark206900360"/></text:h>
      <text:p text:style-name="Text_20_body"/>
      <text:p text:style-name="Text_20_body">Inheritance: Numeric <text:span text:style-name="T8">←</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206900360"/>Complex<text:alphabetical-index-mark-end text:id="IMark206900360"/></text:h>
      <text:p text:style-name="Text_20_body"/>
      <text:p text:style-name="Text_20_body">Inheritance: Complex <text:span text:style-name="T8">←</text:span> Numeric <text:span text:style-name="T8">←</text:span> Object</text:p>
      <text:p text:style-name="Code">Complex Shared Methods =</text:p>
      <text:p text:style-name="Code">.cbrt <text:s text:c="2"/>.e** <text:s text:c="3"/>.split <text:s/>.sqrt</text:p>
      <text:p text:style-name="Code"/>
      <text:p text:style-name="P3">A complex number<text:note text:id="ftn20" text:note-class="footnote"><text:note-citation>2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9">Literal<text:note text:id="ftn21" text:note-class="footnote"><text:note-citation>21</text:note-citation><text:note-body><text:p text:style-name="Footnote">No spaces are permitted within the literal.</text:p></text:note-body></text:note></text:p>
          </table:table-cell>
          <table:table-cell table:style-name="Table5.B1" office:value-type="string">
            <text:p text:style-name="P9">Value<text:note text:id="ftn22" text:note-class="footnote"><text:note-citation>2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5">7i</text:p>
          </table:table-cell>
          <table:table-cell table:style-name="Table5.B2" office:value-type="string">
            <text:p text:style-name="P8">0+7i</text:p>
          </table:table-cell>
        </table:table-row>
        <table:table-row>
          <table:table-cell table:style-name="Table5.A2" office:value-type="string">
            <text:p text:style-name="P15">-7i</text:p>
          </table:table-cell>
          <table:table-cell table:style-name="Table5.B2" office:value-type="string">
            <text:p text:style-name="P8">0-7i</text:p>
          </table:table-cell>
        </table:table-row>
        <table:table-row>
          <table:table-cell table:style-name="Table5.A2" office:value-type="string">
            <text:p text:style-name="P15">3.7i</text:p>
          </table:table-cell>
          <table:table-cell table:style-name="Table5.B2" office:value-type="string">
            <text:p text:style-name="P8">0+3.7i</text:p>
          </table:table-cell>
        </table:table-row>
        <table:table-row>
          <table:table-cell table:style-name="Table5.A2" office:value-type="string">
            <text:p text:style-name="P15">1/2i</text:p>
          </table:table-cell>
          <table:table-cell table:style-name="Table5.B2" office:value-type="string">
            <text:p text:style-name="P8">0+1/2i</text:p>
          </table:table-cell>
        </table:table-row>
        <table:table-row>
          <table:table-cell table:style-name="Table5.A2" office:value-type="string">
            <text:p text:style-name="P15">-3-7i</text:p>
          </table:table-cell>
          <table:table-cell table:style-name="Table5.B2" office:value-type="string">
            <text:p text:style-name="P8">-3-7i</text:p>
          </table:table-cell>
        </table:table-row>
        <table:table-row>
          <table:table-cell table:style-name="Table5.A2" office:value-type="string">
            <text:p text:style-name="P15">3+7i</text:p>
          </table:table-cell>
          <table:table-cell table:style-name="Table5.B2" office:value-type="string">
            <text:p text:style-name="P8">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206901128"/>.cbrt<text:alphabetical-index-mark-end text:id="IMark206901128"/> [a_complex<text:span text:style-name="T9">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206898488"/>.e**<text:alphabetical-index-mark-end text:id="IMark206898488"/> [e<text:span text:style-name="T9">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206901128"/>.split<text:alphabetical-index-mark-end text:id="IMark206901128"/>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206898488"/>.sqrt<text:alphabetical-index-mark-end text:id="IMark206898488"/> [a_complex<text:span text:style-name="T9">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206898296"/>Float<text:alphabetical-index-mark-end text:id="IMark206898296"/></text:h>
      <text:p text:style-name="Text_20_body"/>
      <text:p text:style-name="Text_20_body">Inheritance: Float <text:span text:style-name="T8">←</text:span> Numeric <text:span text:style-name="T8">←</text:span> Object</text:p>
      <text:p text:style-name="Code">No unique methods defined.</text:p>
      <text:p text:style-name="Code"/>
      <text:p text:style-name="P3">Float<text:note text:id="ftn23" text:note-class="footnote"><text:note-citation>2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4" text:note-class="footnote"><text:note-citation>2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9">Literal<text:note text:id="ftn25" text:note-class="footnote"><text:note-citation>25</text:note-citation><text:note-body><text:p text:style-name="Footnote">No spaces are permitted within the literal.</text:p></text:note-body></text:note></text:p>
          </table:table-cell>
          <table:table-cell table:style-name="Table8.B1" office:value-type="string">
            <text:p text:style-name="P9">Value</text:p>
          </table:table-cell>
        </table:table-row>
        <table:table-row>
          <table:table-cell table:style-name="Table8.A2" office:value-type="string">
            <text:p text:style-name="P15">7.0</text:p>
          </table:table-cell>
          <table:table-cell table:style-name="Table8.B2" office:value-type="string">
            <text:p text:style-name="P8">7.0</text:p>
          </table:table-cell>
        </table:table-row>
        <table:table-row>
          <table:table-cell table:style-name="Table8.A2" office:value-type="string">
            <text:p text:style-name="P15">7.0E3</text:p>
          </table:table-cell>
          <table:table-cell table:style-name="Table8.B2" office:value-type="string">
            <text:p text:style-name="P8">7000.0</text:p>
          </table:table-cell>
        </table:table-row>
        <table:table-row>
          <table:table-cell table:style-name="Table8.A2" office:value-type="string">
            <text:p text:style-name="P15">7.0E-3</text:p>
          </table:table-cell>
          <table:table-cell table:style-name="Table8.B2" office:value-type="string">
            <text:p text:style-name="P8">0.007</text:p>
          </table:table-cell>
        </table:table-row>
        <table:table-row>
          <table:table-cell table:style-name="Table8.A2" office:value-type="string">
            <text:p text:style-name="P15">-7.0</text:p>
          </table:table-cell>
          <table:table-cell table:style-name="Table8.B2" office:value-type="string">
            <text:p text:style-name="P8">-7.0</text:p>
          </table:table-cell>
        </table:table-row>
        <table:table-row>
          <table:table-cell table:style-name="Table8.A2" office:value-type="string">
            <text:p text:style-name="P15">-7.0E3</text:p>
          </table:table-cell>
          <table:table-cell table:style-name="Table8.B2" office:value-type="string">
            <text:p text:style-name="P8">-7000.0</text:p>
          </table:table-cell>
        </table:table-row>
        <table:table-row>
          <table:table-cell table:style-name="Table8.A2" office:value-type="string">
            <text:p text:style-name="P15">-7.0E-3</text:p>
          </table:table-cell>
          <table:table-cell table:style-name="Table8.B2" office:value-type="string">
            <text:p text:style-name="P8">-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06972276"/>Integer<text:alphabetical-index-mark-end text:id="IMark206972276"/></text:h>
      <text:p text:style-name="Text_20_body"/>
      <text:p text:style-name="Text_20_body">Inheritance: Integer <text:span text:style-name="T8">←</text:span> Numeric <text:span text:style-name="T8">←</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6" text:note-class="footnote"><text:note-citation>2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7" text:note-class="footnote"><text:note-citation>2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9">Literal<text:note text:id="ftn28" text:note-class="footnote"><text:note-citation>28</text:note-citation><text:note-body><text:p text:style-name="Footnote">No spaces are permitted within the literal.</text:p></text:note-body></text:note></text:p>
          </table:table-cell>
          <table:table-cell table:style-name="Table7.B1" office:value-type="string">
            <text:p text:style-name="P9">Value</text:p>
          </table:table-cell>
        </table:table-row>
        <table:table-row>
          <table:table-cell table:style-name="Table7.A2" office:value-type="string">
            <text:p text:style-name="P15">7</text:p>
          </table:table-cell>
          <table:table-cell table:style-name="Table7.B2" office:value-type="string">
            <text:p text:style-name="P8">7</text:p>
          </table:table-cell>
        </table:table-row>
        <table:table-row>
          <table:table-cell table:style-name="Table7.A2" office:value-type="string">
            <text:p text:style-name="P15">-7</text:p>
          </table:table-cell>
          <table:table-cell table:style-name="Table7.B2" office:value-type="string">
            <text:p text:style-name="P8">-7</text:p>
          </table:table-cell>
        </table:table-row>
        <table:table-row>
          <table:table-cell table:style-name="Table7.A2" office:value-type="string">
            <text:p text:style-name="P15">445556678789933</text:p>
          </table:table-cell>
          <table:table-cell table:style-name="Table7.B2" office:value-type="string">
            <text:p text:style-name="P8">445556678789933</text:p>
          </table:table-cell>
        </table:table-row>
        <table:table-row>
          <table:table-cell table:style-name="Table7.A2" office:value-type="string">
            <text:p text:style-name="P15">0xff</text:p>
          </table:table-cell>
          <table:table-cell table:style-name="Table7.B2" office:value-type="string">
            <text:p text:style-name="P8">255</text:p>
          </table:table-cell>
        </table:table-row>
        <table:table-row>
          <table:table-cell table:style-name="Table7.A2" office:value-type="string">
            <text:p text:style-name="P15">0xffffffffff</text:p>
          </table:table-cell>
          <table:table-cell table:style-name="Table7.B2" office:value-type="string">
            <text:p text:style-name="P8">1099511627775</text:p>
          </table:table-cell>
        </table:table-row>
        <table:table-row>
          <table:table-cell table:style-name="Table7.A2" office:value-type="string">
            <text:p text:style-name="P15">0xDeadBeef</text:p>
          </table:table-cell>
          <table:table-cell table:style-name="Table7.B2" office:value-type="string">
            <text:p text:style-name="P8">3735928559</text:p>
          </table:table-cell>
        </table:table-row>
      </table:table>
      <text:p text:style-name="Text_20_body"/>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206971892"/>Rational<text:alphabetical-index-mark-end text:id="IMark206971892"/></text:h>
      <text:p text:style-name="Text_20_body"/>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9" text:note-class="footnote"><text:note-citation>2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9">Literal<text:note text:id="ftn30" text:note-class="footnote"><text:note-citation>30</text:note-citation><text:note-body><text:p text:style-name="Footnote">No spaces are permitted within the literal.</text:p></text:note-body></text:note></text:p>
          </table:table-cell>
          <table:table-cell table:style-name="Table6.B1" office:value-type="string">
            <text:p text:style-name="P9">Value<text:note text:id="ftn31" text:note-class="footnote"><text:note-citation>3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5">1/2</text:p>
          </table:table-cell>
          <table:table-cell table:style-name="Table6.B2" office:value-type="string">
            <text:p text:style-name="P8">1/2</text:p>
          </table:table-cell>
        </table:table-row>
        <table:table-row>
          <table:table-cell table:style-name="Table6.A2" office:value-type="string">
            <text:p text:style-name="P15">1.2/3</text:p>
          </table:table-cell>
          <table:table-cell table:style-name="Table6.B2" office:value-type="string">
            <text:p text:style-name="P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06972468"/>.split<text:alphabetical-index-mark-end text:id="IMark2069724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0">Code</text:p>
          </table:table-cell>
          <table:table-cell table:style-name="Table18.B2" office:value-type="string">
            <text:p text:style-name="P10">Result</text:p>
          </table:table-cell>
        </table:table-row>
        <table:table-row table:style-name="Table18.1">
          <table:table-cell table:style-name="Table18.A2" office:value-type="string">
            <text:p text:style-name="P11">1/2 .split</text:p>
          </table:table-cell>
          <table:table-cell table:style-name="Table18.B2" office:value-type="string">
            <text:p text:style-name="P11">1 <text:s/>2</text:p>
          </table:table-cell>
        </table:table-row>
        <table:table-row table:style-name="Table18.1">
          <table:table-cell table:style-name="Table18.A2" office:value-type="string">
            <text:p text:style-name="P11">3/4 .split</text:p>
          </table:table-cell>
          <table:table-cell table:style-name="Table18.B2" office:value-type="string">
            <text:p text:style-name="P11">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h text:style-name="Heading_20_1" text:outline-level="1"><text:alphabetical-index-mark-start text:id="IMark206972180"/>Procedure<text:alphabetical-index-mark-end text:id="IMark206972180"/></text:h>
      <text:p text:style-name="Text_20_body"/>
      <text:p text:style-name="Text_20_body">Inheritance: Procedure <text:span text:style-name="T8">←</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206972180"/>String<text:alphabetical-index-mark-end text:id="IMark206972180"/></text:h>
      <text:p text:style-name="Text_20_body"/>
      <text:p text:style-name="Text_20_body">Inheritance: String <text:span text:style-name="T8">←</text:span> Object</text:p>
      <text:p text:style-name="Code">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Ipsum lorem</text:p>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206972180"/>Thread<text:alphabetical-index-mark-end text:id="IMark206972180"/></text:h>
      <text:p text:style-name="Text_20_body"/>
      <text:p text:style-name="Text_20_body">Inheritance: Thread <text:span text:style-name="T8">←</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206972180"/><text:alphabetical-index-mark-start text:id="IMark206974148"/><text:alphabetical-index-mark-start text:id="IMark206972756"/>TrueClass<text:alphabetical-index-mark-end text:id="IMark206972756"/><text:alphabetical-index-mark-end text:id="IMark206974148"/><text:alphabetical-index-mark-end text:id="IMark206972180"/></text:h>
      <text:p text:style-name="P3"/>
      <text:p text:style-name="P3">Inheritance: TrueClass <text:span text:style-name="T8">←</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1"/>
      <text:h text:style-name="Heading_20_1" text:outline-level="1">Symbol Glossary</text:h>
      <text:p text:style-name="Code">! <text:s text:c="13"/>.class <text:s text:c="8"/>.numerator <text:s text:c="4"/>0&lt;= <text:s text:c="11"/>clone</text:p>
      <text:p text:style-name="Code">!: <text:s text:c="12"/>.clone <text:s text:c="8"/>.odd? <text:s text:c="9"/>0&lt;=&gt; <text:s text:c="10"/>com</text:p>
      <text:p text:style-name="Code">&amp;&amp; <text:s text:c="12"/>.conjugate <text:s text:c="4"/>.p2c <text:s text:c="10"/>0&lt;&gt; <text:s text:c="11"/>complex</text:p>
      <text:p text:style-name="Code">)" <text:s text:c="12"/>.copy <text:s text:c="9"/>.parent_class <text:s/>0= <text:s text:c="12"/>copy</text:p>
      <text:p text:style-name="Code">)classes <text:s text:c="6"/>.cos <text:s text:c="10"/>.polar <text:s text:c="8"/>0&gt; <text:s text:c="12"/>distinct?</text:p>
      <text:p text:style-name="Code">)debug <text:s text:c="8"/>.cosh <text:s text:c="9"/>.posn <text:s text:c="9"/>0&gt;= <text:s text:c="11"/>do</text:p>
      <text:p text:style-name="Code">)entries <text:s text:c="6"/>.cr <text:s text:c="11"/>.pp <text:s text:c="11"/>1+ <text:s text:c="12"/>dpr</text:p>
      <text:p text:style-name="Code">)globals <text:s text:c="6"/>.cube <text:s text:c="9"/>.r2d <text:s text:c="10"/>1- <text:s text:c="12"/>drop</text:p>
      <text:p text:style-name="Code">)load" <text:s text:c="8"/>.current <text:s text:c="6"/>.real <text:s text:c="9"/>2* <text:s text:c="12"/>dup</text:p>
      <text:p text:style-name="Code">)methods <text:s text:c="6"/>.d2r <text:s text:c="10"/>.reverse <text:s text:c="6"/>2+ <text:s text:c="12"/>e</text:p>
      <text:p text:style-name="Code">)nodebug <text:s text:c="6"/>.denominator <text:s text:c="2"/>.right <text:s text:c="8"/>2- <text:s text:c="12"/>epsilon</text:p>
      <text:p text:style-name="Code">)quit <text:s text:c="9"/>.e** <text:s text:c="10"/>.right? <text:s text:c="7"/>2/ <text:s text:c="12"/>false</text:p>
      <text:p text:style-name="Code">)threads <text:s text:c="6"/>.each{ <text:s text:c="8"/>.rjust <text:s text:c="8"/>: <text:s text:c="13"/>global:</text:p>
      <text:p text:style-name="Code">)version <text:s text:c="6"/>.emit <text:s text:c="9"/>.round <text:s text:c="8"/>&lt; <text:s text:c="13"/>identical?</text:p>
      <text:p text:style-name="Code">)words <text:s text:c="8"/>.eval <text:s text:c="9"/>.rstrip <text:s text:c="7"/>&lt;&lt; <text:s text:c="12"/>if</text:p>
      <text:p text:style-name="Code">* <text:s text:c="13"/>.even? <text:s text:c="8"/>.select{ <text:s text:c="6"/>&lt;= <text:s text:c="12"/>infinity</text:p>
      <text:p text:style-name="Code">** <text:s text:c="12"/>.floor <text:s text:c="8"/>.shuffle <text:s text:c="6"/>&lt;=&gt; <text:s text:c="11"/>load"</text:p>
      <text:p text:style-name="Code">+ <text:s text:c="13"/>.fmt <text:s text:c="10"/>.sin <text:s text:c="10"/>&lt;&gt; <text:s text:c="12"/>max</text:p>
      <text:p text:style-name="Code">- <text:s text:c="13"/>.fmt" <text:s text:c="9"/>.sinh <text:s text:c="9"/>= <text:s text:c="13"/>max_float</text:p>
      <text:p text:style-name="Code">-infinity <text:s text:c="5"/>.gcd <text:s text:c="10"/>.sleep <text:s text:c="8"/>&gt; <text:s text:c="13"/>max_num</text:p>
      <text:p text:style-name="Code">. <text:s text:c="13"/>.hypot <text:s text:c="8"/>.sort <text:s text:c="9"/>&gt;= <text:s text:c="12"/>min</text:p>
      <text:p text:style-name="Code">." <text:s text:c="12"/>.imaginary <text:s text:c="4"/>.split <text:s text:c="8"/>&gt;&gt; <text:s text:c="12"/>min_float</text:p>
      <text:p text:style-name="Code">.+left <text:s text:c="8"/>.init <text:s text:c="9"/>.sqr <text:s text:c="10"/>?dup <text:s text:c="10"/>min_num</text:p>
      <text:p text:style-name="Code">.+mid <text:s text:c="9"/>.is_class? <text:s text:c="4"/>.sqrt <text:s text:c="9"/>@ <text:s text:c="13"/>mod</text:p>
      <text:p text:style-name="Code">.+midlr <text:s text:c="7"/>.keys <text:s text:c="9"/>.start <text:s text:c="8"/>Array <text:s text:c="9"/>nan</text:p>
      <text:p text:style-name="Code">.+right <text:s text:c="7"/>.lcm <text:s text:c="10"/>.strip <text:s text:c="8"/>Bignum <text:s text:c="8"/>neg</text:p>
      <text:p text:style-name="Code">.-left <text:s text:c="8"/>.left <text:s text:c="9"/>.strlen <text:s text:c="7"/>Class <text:s text:c="9"/>nil</text:p>
      <text:p text:style-name="Code">.-mid <text:s text:c="9"/>.left? <text:s text:c="8"/>.strmax <text:s text:c="7"/>Complex <text:s text:c="7"/>nil&lt;&gt;</text:p>
      <text:p text:style-name="Code">.-midlr <text:s text:c="7"/>.length <text:s text:c="7"/>.strmax2 <text:s text:c="6"/>FalseClass <text:s text:c="4"/>nil=</text:p>
      <text:p text:style-name="Code">.-right <text:s text:c="7"/>.lines <text:s text:c="8"/>.subclass: <text:s text:c="4"/>Fixnum <text:s text:c="8"/>nip</text:p>
      <text:p text:style-name="Code">.1/x <text:s text:c="10"/>.list <text:s text:c="9"/>.tan <text:s text:c="10"/>Float <text:s text:c="9"/>not</text:p>
      <text:p text:style-name="Code">.10** <text:s text:c="9"/>.ljust <text:s text:c="8"/>.tanh <text:s text:c="9"/>Hash <text:s text:c="10"/>or</text:p>
      <text:p text:style-name="Code">.2** <text:s text:c="10"/>.ln <text:s text:c="11"/>.to_f <text:s text:c="9"/>Integer <text:s text:c="7"/>over</text:p>
      <text:p text:style-name="Code">.: <text:s text:c="12"/>.load <text:s text:c="9"/>.to_f! <text:s text:c="8"/>MaxNumeric <text:s text:c="4"/>pause</text:p>
      <text:p text:style-name="Code">.:: <text:s text:c="11"/>.log10 <text:s text:c="8"/>.to_i <text:s text:c="9"/>MinNumeric <text:s text:c="4"/>pi</text:p>
      <text:p text:style-name="Code">.[]! <text:s text:c="10"/>.log2 <text:s text:c="9"/>.to_i! <text:s text:c="8"/>NilClass <text:s text:c="6"/>pick</text:p>
      <text:p text:style-name="Code">.[]@ <text:s text:c="10"/>.lstrip <text:s text:c="7"/>.to_lower <text:s text:c="5"/>Numeric <text:s text:c="7"/>rational</text:p>
      <text:p text:style-name="Code">.abs <text:s text:c="10"/>.magnitude <text:s text:c="4"/>.to_n <text:s text:c="9"/>Object <text:s text:c="8"/>rot</text:p>
      <text:p text:style-name="Code">.acos <text:s text:c="9"/>.main <text:s text:c="9"/>.to_n! <text:s text:c="8"/>Procedure <text:s text:c="5"/>self</text:p>
      <text:p text:style-name="Code">.acosh <text:s text:c="8"/>.map{ <text:s text:c="9"/>.to_r <text:s text:c="9"/>Rational <text:s text:c="6"/>space</text:p>
      <text:p text:style-name="Code">.angle <text:s text:c="8"/>.max <text:s text:c="10"/>.to_r! <text:s text:c="8"/>String <text:s text:c="8"/>spaces</text:p>
      <text:p text:style-name="Code">.asin <text:s text:c="9"/>.mid <text:s text:c="10"/>.to_s <text:s text:c="9"/>Thread <text:s text:c="8"/>swap</text:p>
      <text:p text:style-name="Code">.asinh <text:s text:c="8"/>.mid? <text:s text:c="9"/>.to_upper <text:s text:c="5"/>TrueClass <text:s text:c="5"/>thread:</text:p>
      <text:p text:style-name="Code">.atan <text:s text:c="9"/>.midlr <text:s text:c="8"/>.to_x <text:s text:c="9"/>VirtualMachine true</text:p>
      <text:p text:style-name="Code">.atan2 <text:s text:c="8"/>.min <text:s text:c="10"/>.to_x! <text:s text:c="8"/>[ <text:s text:c="13"/>tuck</text:p>
      <text:p text:style-name="Code">.atanh <text:s text:c="8"/>.name <text:s text:c="9"/>.values <text:s text:c="7"/>^^ <text:s text:c="12"/>vm</text:p>
      <text:p text:style-name="Code">.c2p <text:s text:c="10"/>.new <text:s text:c="10"/>.vm <text:s text:c="11"/>accept <text:s text:c="8"/>xor</text:p>
      <text:p text:style-name="Code">.call <text:s text:c="9"/>.new_size <text:s text:c="5"/>.vm_name <text:s text:c="6"/>accept" <text:s text:c="7"/>{</text:p>
      <text:p text:style-name="Code">.cbrt <text:s text:c="9"/>.new_value <text:s text:c="4"/>.with{ <text:s text:c="8"/>and <text:s text:c="11"/>{{</text:p>
      <text:p text:style-name="Code">.ceil <text:s text:c="9"/>.new_values <text:s text:c="3"/>/ <text:s text:c="13"/>begin <text:s text:c="9"/>||</text:p>
      <text:p text:style-name="Code">.cjust <text:s text:c="8"/>.new{ <text:s text:c="9"/>0&lt; <text:s text:c="12"/>class:</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32" text:note-class="footnote"><text:note-citation>3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9">Expression Character</text:p>
          </table:table-cell>
          <table:table-cell table:style-name="Table4.B1" office:value-type="string">
            <text:p text:style-name="P10">Description</text:p>
          </table:table-cell>
        </table:table-row>
        <table:table-row>
          <table:table-cell table:style-name="Table4.A2" office:value-type="string">
            <text:p text:style-name="P13">.</text:p>
          </table:table-cell>
          <table:table-cell table:style-name="Table4.B2" office:value-type="string">
            <text:p text:style-name="P11">Any character except newline</text:p>
          </table:table-cell>
        </table:table-row>
        <table:table-row>
          <table:table-cell table:style-name="Table4.A2" office:value-type="string">
            <text:p text:style-name="P13">[A-Z]</text:p>
          </table:table-cell>
          <table:table-cell table:style-name="Table4.B2" office:value-type="string">
            <text:p text:style-name="P11">Any uppercase alphabetical character.</text:p>
          </table:table-cell>
        </table:table-row>
        <table:table-row>
          <table:table-cell table:style-name="Table4.A2" office:value-type="string">
            <text:p text:style-name="P13">[A-Za-z0-9_]</text:p>
          </table:table-cell>
          <table:table-cell table:style-name="Table4.B2" office:value-type="string">
            <text:p text:style-name="P11">Any alphanumeric or underscore character.</text:p>
          </table:table-cell>
        </table:table-row>
        <table:table-row>
          <table:table-cell table:style-name="Table4.A2" office:value-type="string">
            <text:p text:style-name="P13">\.</text:p>
          </table:table-cell>
          <table:table-cell table:style-name="Table4.B2" office:value-type="string">
            <text:p text:style-name="P11">A single '.' character.</text:p>
          </table:table-cell>
        </table:table-row>
        <table:table-row>
          <table:table-cell table:style-name="Table4.A2" office:value-type="string">
            <text:p text:style-name="P13">\/</text:p>
          </table:table-cell>
          <table:table-cell table:style-name="Table4.B2" office:value-type="string">
            <text:p text:style-name="P11">A single '/' character</text:p>
          </table:table-cell>
        </table:table-row>
        <table:table-row>
          <table:table-cell table:style-name="Table4.A2" office:value-type="string">
            <text:p text:style-name="P13">\d</text:p>
          </table:table-cell>
          <table:table-cell table:style-name="Table4.B2" office:value-type="string">
            <text:p text:style-name="P11">A digit (0..9)</text:p>
          </table:table-cell>
        </table:table-row>
        <table:table-row>
          <table:table-cell table:style-name="Table4.A2" office:value-type="string">
            <text:p text:style-name="P13">X*</text:p>
          </table:table-cell>
          <table:table-cell table:style-name="Table4.B2" office:value-type="string">
            <text:p text:style-name="P11">0 or more repetitions of the X expression.</text:p>
          </table:table-cell>
        </table:table-row>
        <table:table-row>
          <table:table-cell table:style-name="Table4.A2" office:value-type="string">
            <text:p text:style-name="P13">X+</text:p>
          </table:table-cell>
          <table:table-cell table:style-name="Table4.B2" office:value-type="string">
            <text:p text:style-name="P11">1 or more repetitions of the X expression.</text:p>
          </table:table-cell>
        </table:table-row>
        <table:table-row>
          <table:table-cell table:style-name="Table4.A2" office:value-type="string">
            <text:p text:style-name="P13">^</text:p>
          </table:table-cell>
          <table:table-cell table:style-name="Table4.B2" office:value-type="string">
            <text:p text:style-name="P11">The beginning of the line or string.</text:p>
          </table:table-cell>
        </table:table-row>
        <table:table-row>
          <table:table-cell table:style-name="Table4.A2" office:value-type="string">
            <text:p text:style-name="P13">$</text:p>
          </table:table-cell>
          <table:table-cell table:style-name="Table4.B2" office:value-type="string">
            <text:p text:style-name="P11">The end of the line or string</text:p>
          </table:table-cell>
        </table:table-row>
        <table:table-row>
          <table:table-cell table:style-name="Table4.A2" office:value-type="string">
            <text:p text:style-name="P12">other</text:p>
          </table:table-cell>
          <table:table-cell table:style-name="Table4.B2" office:value-type="string">
            <text:p text:style-name="P11">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0">A</text:p>
          <text:p text:style-name="P29">Array<text:tab/>29</text:p>
          <text:p text:style-name="P30">C</text:p>
          <text:p text:style-name="P29">Class<text:tab/>30</text:p>
          <text:p text:style-name="P29">Complex<text:tab/>37</text:p>
          <text:p text:style-name="P30">D</text:p>
          <text:p text:style-name="P29">distinct?<text:tab/>26</text:p>
          <text:p text:style-name="P30">F</text:p>
          <text:p text:style-name="P29">FalseClass<text:tab/>31</text:p>
          <text:p text:style-name="P29">Float<text:tab/>39</text:p>
          <text:p text:style-name="P30">H</text:p>
          <text:p text:style-name="P29">Hash<text:tab/>32</text:p>
          <text:p text:style-name="P30">I</text:p>
          <text:p text:style-name="P29">identical?<text:tab/>27</text:p>
          <text:p text:style-name="P29">inst:<text:tab/>20</text:p>
          <text:p text:style-name="P29">Integer<text:tab/>40</text:p>
          <text:p text:style-name="P30">L</text:p>
          <text:p text:style-name="P29">local:<text:tab/>20</text:p>
          <text:p text:style-name="P30">M</text:p>
          <text:p text:style-name="P29">max<text:tab/>27</text:p>
          <text:p text:style-name="P29">MaxNumeric<text:tab/>33</text:p>
          <text:p text:style-name="P29">min<text:tab/>27</text:p>
          <text:p text:style-name="P29">MinNumeric<text:tab/>34</text:p>
          <text:p text:style-name="P30">N</text:p>
          <text:p text:style-name="P29">nil&lt;&gt;<text:tab/>28</text:p>
          <text:p text:style-name="P29">nil=<text:tab/>28</text:p>
          <text:p text:style-name="P29">NilClass<text:tab/>35</text:p>
          <text:p text:style-name="P29">not<text:tab/>28</text:p>
          <text:p text:style-name="P29">Numeric<text:tab/>36</text:p>
          <text:p text:style-name="P30">O</text:p>
          <text:p text:style-name="P29">Object<text:tab/>19</text:p>
          <text:p text:style-name="P30">P</text:p>
          <text:p text:style-name="P29">Procedure<text:tab/>43</text:p>
          <text:p text:style-name="P30">R</text:p>
          <text:p text:style-name="P29">Rational<text:tab/>41</text:p>
          <text:p text:style-name="P29">Routing<text:tab/>17</text:p>
          <text:p text:style-name="P30">S</text:p>
          <text:p text:style-name="P29">String<text:tab/>44</text:p>
          <text:p text:style-name="P29">super<text:tab/>20</text:p>
          <text:p text:style-name="P30">T</text:p>
          <text:p text:style-name="P29">Thread<text:tab/>45</text:p>
          <text:p text:style-name="P29">TrueClass<text:tab/>46</text:p>
          <text:p text:style-name="P30">V</text:p>
          <text:p text:style-name="P29">VirtualMachine<text:tab/>18</text:p>
          <text:p text:style-name="P30">^</text:p>
          <text:p text:style-name="P29">^^<text:tab/>26, 31, 35</text:p>
          <text:p text:style-name="P30">;</text:p>
          <text:p text:style-name="P29">;<text:tab/>20</text:p>
          <text:p text:style-name="P30">:</text:p>
          <text:p text:style-name="P29">:<text:tab/>17</text:p>
          <text:p text:style-name="P30">.</text:p>
          <text:p text:style-name="P29">.<text:tab/>19</text:p>
          <text:p text:style-name="P29">.:<text:tab/>17</text:p>
          <text:p text:style-name="P29">.::<text:tab/>17, 20</text:p>
          <text:p text:style-name="P29">.cbrt<text:tab/>38</text:p>
          <text:p text:style-name="P29">.class<text:tab/>20</text:p>
          <text:p text:style-name="P29">.clone<text:tab/>21</text:p>
          <text:p text:style-name="P29">.copy<text:tab/>21</text:p>
          <text:p text:style-name="P29">.e**<text:tab/>38</text:p>
          <text:p text:style-name="P29">.init<text:tab/>21</text:p>
          <text:p text:style-name="P29">.is_class?<text:tab/>21</text:p>
          <text:p text:style-name="P29">.name<text:tab/>22</text:p>
          <text:p text:style-name="P29">.split<text:tab/>38, 41</text:p>
          <text:p text:style-name="P29">.sqrt<text:tab/>38</text:p>
          <text:p text:style-name="P29">.strlen<text:tab/>22</text:p>
          <text:p text:style-name="P29">.to_f<text:tab/>22</text:p>
          <text:p text:style-name="P29">.to_f!<text:tab/>23</text:p>
          <text:p text:style-name="P29">.to_i<text:tab/>23</text:p>
          <text:p text:style-name="P29">.to_i!<text:tab/>23</text:p>
          <text:p text:style-name="P29">.to_n<text:tab/>23</text:p>
          <text:p text:style-name="P29">.to_n!<text:tab/>24</text:p>
          <text:p text:style-name="P29">.to_r<text:tab/>24</text:p>
          <text:p text:style-name="P29">.to_r!<text:tab/>25</text:p>
          <text:p text:style-name="P29">.to_s<text:tab/>25</text:p>
          <text:p text:style-name="P29">.to_x<text:tab/>25</text:p>
          <text:p text:style-name="P29">.to_x!<text:tab/>26</text:p>
          <text:p text:style-name="P30">)</text:p>
          <text:p text:style-name="P29">)methods<text:tab/>19</text:p>
          <text:p text:style-name="P30">&amp;</text:p>
          <text:p text:style-name="P29">&amp;&amp;<text:tab/>19, 31, 35</text:p>
          <text:p text:style-name="P30">&lt;</text:p>
          <text:p text:style-name="P29">&lt;&gt;<text:tab/>26</text:p>
          <text:p text:style-name="P30">=</text:p>
          <text:p text:style-name="P29">=<text:tab/>26</text:p>
          <text:p text:style-name="P30">|</text:p>
          <text:p text:style-name="P29">||<text:tab/>28, 31, 35</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0</text:page-number> of <text:page-count>5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0H11M20S</meta:editing-duration>
    <meta:editing-cycles>835</meta:editing-cycles>
    <meta:generator>OpenOffice/4.1.1$Win32 OpenOffice.org_project/411m6$Build-9775</meta:generator>
    <dc:date>2015-01-20T15:22:02.24</dc:date>
    <dc:creator>Peter Camilleri</dc:creator>
    <meta:document-statistic meta:table-count="53" meta:image-count="0" meta:object-count="0" meta:page-count="50" meta:paragraph-count="1145" meta:word-count="7491" meta:character-count="46820"/>
    <meta:template xlink:type="simple" xlink:actuate="onRequest" xlink:title="MyDefault" xlink:href="../../../../OpenOffice.org/3/user/template/MyDefault.ott" meta:date="2014-06-26T22:09:00.24"/>
  </office:meta>
</office:document-meta>
</file>